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15cm" fo:min-width="2.19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1.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65cm" fo:min-width="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65cm" fo:min-width="1.4cm"/>
    </style:style>
    <style:style style:name="gr6" style:family="graphic" style:parent-style-name="standard">
      <style:graphic-properties draw:stroke="none" svg:stroke-color="#000000" draw:fill="none" draw:fill-color="#ffffff" fo:min-height="1.27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15cm" fo:min-width="11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35cm" fo:min-width="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25cm" fo:min-width="2.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15cm" fo:min-width="0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.85cm" fo:min-width="2.19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1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15cm" fo:min-width="1.7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25cm" fo:min-width="1.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85cm" fo:min-width="1.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5cm" fo:min-width="0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cm" fo:min-width="1.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6.45cm" fo:min-width="9.2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20" style:family="graphic" style:parent-style-name="standard">
      <style:graphic-properties draw:textarea-horizontal-align="justify" draw:textarea-vertical-align="middle" draw:auto-grow-height="false" fo:min-height="1.15cm" fo:min-width="2cm"/>
    </style:style>
    <style:style style:name="gr21" style:family="graphic" style:parent-style-name="standard">
      <style:graphic-properties draw:textarea-horizontal-align="justify" draw:textarea-vertical-align="middle" draw:auto-grow-height="false" fo:min-height="2.05cm" fo:min-width="2.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0.25cm" fo:min-width="14.979cm"/>
    </style:style>
    <style:style style:name="gr23" style:family="graphic" style:parent-style-name="standard">
      <style:graphic-properties draw:textarea-horizontal-align="justify" draw:textarea-vertical-align="middle" draw:auto-grow-height="false" fo:min-height="1.482cm" fo:min-width="3.072cm"/>
    </style:style>
    <style:style style:name="gr24" style:family="graphic" style:parent-style-name="standard">
      <style:graphic-properties draw:textarea-horizontal-align="justify" draw:textarea-vertical-align="middle" draw:auto-grow-height="false" fo:min-height="1.103cm" fo:min-width="4.62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261cm" fo:min-width="0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15cm" fo:min-width="2.409cm"/>
    </style:style>
    <style:style style:name="gr27" style:family="graphic" style:parent-style-name="standard">
      <style:graphic-properties draw:textarea-horizontal-align="justify" draw:textarea-vertical-align="middle" draw:auto-grow-height="false" fo:min-height="1.415cm" fo:min-width="1.665cm"/>
    </style:style>
    <style:style style:name="gr28" style:family="graphic" style:parent-style-name="standard">
      <style:graphic-properties draw:textarea-horizontal-align="justify" draw:textarea-vertical-align="middle" draw:auto-grow-height="false" fo:min-height="1.699cm" fo:min-width="3.072cm"/>
    </style:style>
    <style:style style:name="gr29" style:family="graphic" style:parent-style-name="standard">
      <style:graphic-properties draw:textarea-horizontal-align="justify" draw:textarea-vertical-align="middle" draw:auto-grow-height="false" fo:min-height="2.997cm" fo:min-width="0.938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291cm" fo:min-width="3.613cm"/>
    </style:style>
    <style:style style:name="gr31" style:family="graphic" style:parent-style-name="standard">
      <style:graphic-properties draw:textarea-horizontal-align="justify" draw:textarea-vertical-align="middle" draw:auto-grow-height="false" fo:min-height="3.786cm" fo:min-width="1.364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4.05cm" fo:min-width="1.8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4.051cm" fo:min-width="2.641cm"/>
    </style:style>
    <style:style style:name="gr34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35" style:family="graphic" style:parent-style-name="standard">
      <style:graphic-properties draw:textarea-horizontal-align="justify" draw:textarea-vertical-align="middle" draw:auto-grow-height="false" fo:min-height="0.95cm" fo:min-width="0.8cm"/>
    </style:style>
    <style:style style:name="gr36" style:family="graphic" style:parent-style-name="standard">
      <style:graphic-properties draw:textarea-horizontal-align="justify" draw:textarea-vertical-align="middle" draw:auto-grow-height="false" fo:min-height="0.95cm" fo:min-width="0.5cm"/>
    </style:style>
    <style:style style:name="gr37" style:family="graphic" style:parent-style-name="standard">
      <style:graphic-properties draw:textarea-horizontal-align="justify" draw:textarea-vertical-align="middle" draw:auto-grow-height="false" fo:min-height="1.55cm" fo:min-width="0.3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55cm" fo:min-width="3.2cm"/>
    </style:style>
    <style:style style:name="gr39" style:family="graphic" style:parent-style-name="standard">
      <style:graphic-properties draw:textarea-horizontal-align="justify" draw:textarea-vertical-align="middle" draw:auto-grow-height="false" fo:min-height="1.55cm" fo:min-width="1.2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15cm" fo:min-width="3.4cm"/>
    </style:style>
    <style:style style:name="gr41" style:family="graphic" style:parent-style-name="objectwithoutfill">
      <style:graphic-properties draw:fill="none" draw:fill-color="#ffffff" draw:textarea-vertical-align="middl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2.25cm" fo:min-width="8.6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35cm" fo:min-width="1.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693cm" svg:height="11.4cm" svg:x="3.70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5cm" svg:x="6.4cm" svg:y="12.9cm">
          <text:p text:style-name="P2">2階段へ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4.3cm" svg:y="2cm">
          <text:p text:style-name="P2">玄関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cm" svg:height="4.9cm" svg:x="6.4cm" svg:y="4.4cm">
          <text:p text:style-name="P2">リビング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cm" svg:height="1.9cm" svg:x="1.8cm" svg:y="12.5cm">
          <text:p text:style-name="P2">トイレ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6cm" svg:height="1.521cm" svg:x="1.2cm" svg:y="1.079cm">
          <draw:text-box>
            <text:p>廊下1F</text:p>
          </draw:text-box>
        </draw:frame>
        <draw:custom-shape draw:style-name="gr7" draw:text-style-name="P1" draw:layer="layout" svg:width="12.3cm" svg:height="2.4cm" svg:x="6.4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cm" svg:height="1.9cm" svg:x="1.8cm" svg:y="10.816cm">
          <text:p text:style-name="P2">風呂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cm" svg:height="2.6cm" svg:x="13.9cm" svg:y="6.6cm">
          <text:p text:style-name="P2">部屋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cm" svg:height="2.5cm" svg:x="13.9cm" svg:y="11.6cm">
          <text:p text:style-name="P2">部屋2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cm" svg:height="2.4cm" svg:x="17.4cm" svg:y="11.6cm">
          <text:p text:style-name="P2">部屋5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93cm" svg:height="7.1cm" svg:x="8.607cm" svg:y="1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2cm" svg:height="1.4cm" svg:x="11.3cm" svg:y="22.8cm">
          <text:p text:style-name="P2">1階段へ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6cm" svg:height="1.521cm" svg:x="2cm" svg:y="15.6cm">
          <draw:text-box draw:corner-radius="0.3cm">
            <text:p>廊下2F</text:p>
          </draw:text-box>
        </draw:frame>
        <draw:custom-shape draw:style-name="gr13" draw:text-style-name="P1" draw:layer="layout" svg:width="2.2cm" svg:height="2.4cm" svg:x="11.3cm" svg:y="17.1cm">
          <text:p text:style-name="P2">部屋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2cm" svg:height="2.4cm" svg:x="6.4cm" svg:y="19.6cm">
          <text:p text:style-name="P2">部屋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2cm" svg:height="2.5cm" svg:x="6.4cm" svg:y="17.1cm">
          <text:p text:style-name="P2">主人公</text:p>
          <text:p text:style-name="P2">部屋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2cm" svg:height="2.4cm" svg:x="11.3cm" svg:y="19.5cm">
          <text:p text:style-name="P2">部屋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9cm" svg:height="1.1cm" svg:x="9cm" svg:y="24.2cm">
          <text:p text:style-name="P2">ベランダへ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1.8cm" svg:x="6.4cm" svg:y="6.1cm">
          <text:p text:style-name="P2">扉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cm" svg:height="0.5cm" svg:x="9.5cm" svg:y="8.7cm">
          <text:p text:style-name="P2">扉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">
        <draw:custom-shape draw:style-name="gr18" draw:text-style-name="P1" draw:layer="layout" svg:width="9.7cm" svg:height="6.7cm" svg:x="5.6cm" svg:y="3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6cm" svg:height="1.521cm" svg:x="3.2cm" svg:y="1.2cm">
          <draw:text-box>
            <text:p>主人公の部屋</text:p>
          </draw:text-box>
        </draw:frame>
        <draw:custom-shape draw:style-name="gr19" draw:text-style-name="P2" draw:layer="layout" svg:width="3.6cm" svg:height="1.8cm" svg:x="5.6cm" svg:y="8.1cm">
          <text:p text:style-name="P2">ベッド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5cm" svg:height="1.4cm" svg:x="5.6cm" svg:y="3.2cm">
          <text:p text:style-name="P2">タンス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8cm" svg:height="2.3cm" svg:x="10.6cm" svg:y="5.5cm">
          <text:p text:style-name="P2">机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1.8cm" svg:x="14.9cm" svg:y="3.2cm">
          <text:p text:style-name="P2">扉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5.479cm" svg:height="10.5cm" svg:x="2.421cm" svg:y="14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6cm" svg:height="1.521cm" svg:x="1.7cm" svg:y="11.579cm">
          <draw:text-box>
            <text:p>リビング</text:p>
          </draw:text-box>
        </draw:frame>
        <draw:custom-shape draw:style-name="gr23" draw:text-style-name="P2" draw:layer="layout" svg:width="3.572cm" svg:height="1.732cm" svg:x="14.328cm" svg:y="14.5cm">
          <text:p text:style-name="P2">食器棚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5.12cm" svg:height="1.353cm" svg:x="9.1cm" svg:y="17.747cm">
          <text:p text:style-name="P2">流し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479cm" svg:height="2.511cm" svg:x="2.4cm" svg:y="18.5cm">
          <text:p text:style-name="P2">扉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909cm" svg:height="0.4cm" svg:x="8.591cm" svg:y="24.6cm">
          <text:p text:style-name="P2">扉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165cm" svg:height="1.665cm" svg:x="12.163cm" svg:y="14.567cm">
          <text:p text:style-name="P2">冷蔵庫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572cm" svg:height="1.949cm" svg:x="11.189cm" svg:y="20.886cm">
          <text:p text:style-name="P2">食卓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438cm" svg:height="3.247cm" svg:x="9.1cm" svg:y="14.538cm">
          <text:p text:style-name="P2">調理場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113cm" svg:height="0.541cm" svg:x="3.72cm" svg:y="14.5cm">
          <text:p text:style-name="P2">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.864cm" svg:height="4.036cm" svg:x="5.236cm" svg:y="17.964cm">
          <text:p text:style-name="P2">机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custom-shape draw:style-name="gr32" draw:text-style-name="P1" draw:layer="layout" svg:width="2.3cm" svg:height="4.3cm" svg:x="6.4cm" svg:y="2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141cm" svg:height="4.301cm" svg:x="8.7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6cm" svg:height="1.521cm" svg:x="1.8cm" svg:y="1.279cm">
          <draw:text-box>
            <text:p>風呂</text:p>
          </draw:text-box>
        </draw:frame>
        <draw:custom-shape draw:style-name="gr34" draw:text-style-name="P2" draw:layer="layout" svg:width="2.2cm" svg:height="1.8cm" svg:x="6.4cm" svg:y="2.5cm">
          <text:p text:style-name="P2">バスタブ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3cm" svg:height="1.2cm" svg:x="8.7cm" svg:y="5.6cm">
          <text:p text:style-name="P2">洗濯機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1.8cm" svg:x="11.4cm" svg:y="5cm">
          <text:p text:style-name="P2">扉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cm" svg:height="1.2cm" svg:x="8.7cm" svg:y="2.5cm">
          <text:p text:style-name="P2">カゴ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1.8cm" svg:x="8.7cm" svg:y="3.8cm">
          <text:p text:style-name="P2">扉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0.8cm" svg:height="1.8cm" svg:x="11cm" svg:y="2.5cm">
          <text:p text:style-name="P2">洗面所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3.7cm" svg:height="1.8cm" svg:x="8.2cm" svg:y="10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6cm" svg:height="1.521cm" svg:x="1.7cm" svg:y="7.8cm">
          <draw:text-box>
            <text:p>トイレ</text:p>
          </draw:text-box>
        </draw:frame>
        <draw:custom-shape draw:style-name="gr39" draw:text-style-name="P2" draw:layer="layout" svg:width="1.7cm" svg:height="1.8cm" svg:x="8.2cm" svg:y="10.1cm">
          <text:p text:style-name="P2">トイレ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1.8cm" svg:x="11.5cm" svg:y="10.1cm">
          <text:p text:style-name="P2">扉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9cm" svg:height="1.4cm" svg:x="6.5cm" svg:y="16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6cm" svg:height="1.521cm" svg:x="1.7cm" svg:y="13.679cm">
          <draw:text-box>
            <text:p>階段</text:p>
          </draw:text-box>
        </draw:frame>
        <draw:custom-shape draw:style-name="gr40" draw:text-style-name="P1" draw:layer="layout" svg:width="3.9cm" svg:height="1.4cm" svg:x="6.5cm" svg:y="15.1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9.3cm" svg:y1="16.4cm" svg:x2="10.4cm" svg:y2="18cm">
          <text:p/>
        </draw:line>
        <draw:line draw:style-name="gr41" draw:text-style-name="P4" draw:layer="layout" svg:x1="9.3cm" svg:y1="15.1cm" svg:x2="9.3cm" svg:y2="17.9cm">
          <text:p/>
        </draw:line>
        <draw:line draw:style-name="gr41" draw:text-style-name="P4" draw:layer="layout" svg:x1="9.3cm" svg:y1="16.5cm" svg:x2="10.4cm" svg:y2="15.1cm">
          <text:p/>
        </draw:line>
        <draw:line draw:style-name="gr41" draw:text-style-name="P4" draw:layer="layout" svg:x1="8.6cm" svg:y1="16.5cm" svg:x2="8.6cm" svg:y2="17.9cm">
          <text:p/>
        </draw:line>
        <draw:line draw:style-name="gr41" draw:text-style-name="P4" draw:layer="layout" svg:x1="7.9cm" svg:y1="16.5cm" svg:x2="7.9cm" svg:y2="17.9cm">
          <text:p/>
        </draw:line>
        <draw:line draw:style-name="gr41" draw:text-style-name="P4" draw:layer="layout" svg:x1="7.2cm" svg:y1="16.5cm" svg:x2="7.2cm" svg:y2="17.9cm">
          <text:p/>
        </draw:line>
        <draw:custom-shape draw:style-name="gr40" draw:text-style-name="P1" draw:layer="layout" svg:width="3.9cm" svg:height="1.4cm" svg:x="12.8cm" svg:y="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9cm" svg:height="1.4cm" svg:x="12.8cm" svg:y="16.4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5.6cm" svg:y1="16.3cm" svg:x2="16.7cm" svg:y2="17.9cm">
          <text:p/>
        </draw:line>
        <draw:line draw:style-name="gr41" draw:text-style-name="P4" draw:layer="layout" svg:x1="15.6cm" svg:y1="15.062cm" svg:x2="15.6cm" svg:y2="17.862cm">
          <text:p/>
        </draw:line>
        <draw:line draw:style-name="gr41" draw:text-style-name="P4" draw:layer="layout" svg:x1="15.6cm" svg:y1="16.4cm" svg:x2="16.7cm" svg:y2="15cm">
          <text:p/>
        </draw:line>
        <draw:line draw:style-name="gr41" draw:text-style-name="P4" draw:layer="layout" svg:x1="14.9cm" svg:y1="15cm" svg:x2="14.9cm" svg:y2="16.4cm">
          <text:p/>
        </draw:line>
        <draw:line draw:style-name="gr41" draw:text-style-name="P4" draw:layer="layout" svg:x1="14.2cm" svg:y1="15cm" svg:x2="14.2cm" svg:y2="16.4cm">
          <text:p/>
        </draw:line>
        <draw:line draw:style-name="gr41" draw:text-style-name="P4" draw:layer="layout" svg:x1="13.5cm" svg:y1="15cm" svg:x2="13.5cm" svg:y2="16.4cm">
          <text:p/>
        </draw:line>
        <draw:custom-shape draw:style-name="gr42" draw:text-style-name="P1" draw:layer="layout" svg:width="9.1cm" svg:height="2.5cm" svg:x="5.6cm" svg:y="21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6cm" svg:height="1.521cm" svg:x="1.6cm" svg:y="19.679cm">
          <draw:text-box>
            <text:p>ベランダ</text:p>
          </draw:text-box>
        </draw:frame>
        <draw:custom-shape draw:style-name="gr43" draw:text-style-name="P1" draw:layer="layout" svg:width="1.9cm" svg:height="0.6cm" svg:x="5.6cm" svg:y="21.6cm">
          <text:p text:style-name="P2">扉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1:27:16.901454903</meta:creation-date>
    <dc:date>2019-01-10T09:56:15.901452700</dc:date>
    <meta:editing-duration>PT34M38S</meta:editing-duration>
    <meta:editing-cycles>6</meta:editing-cycles>
    <meta:generator>LibreOffice/5.1.6.2$Linux_X86_64 LibreOffice_project/10m0$Build-2</meta:generator>
    <meta:document-statistic meta:object-count="71"/>
  </office:meta>
</office:document-meta>
</file>